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officeooo:paragraph-rsid="00469e73"/>
    </style:style>
    <style:style style:name="P12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59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6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7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7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7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8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8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8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8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8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9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9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9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93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9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9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0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03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officeooo:rsid="0046e4b3"/>
    </style:style>
    <style:style style:name="T53" style:family="text">
      <style:text-properties officeooo:rsid="00486edb"/>
    </style:style>
    <style:style style:name="T54" style:family="text">
      <style:text-properties officeooo:rsid="004a7bfc"/>
    </style:style>
    <style:style style:name="T55" style:family="text">
      <style:text-properties officeooo:rsid="004b7e53"/>
    </style:style>
    <style:style style:name="T56" style:family="text">
      <style:text-properties officeooo:rsid="005039e1"/>
    </style:style>
    <style:style style:name="T57" style:family="text">
      <style:text-properties officeooo:rsid="00527044"/>
    </style:style>
    <style:style style:name="T58" style:family="text">
      <style:text-properties officeooo:rsid="0054517a"/>
    </style:style>
    <style:style style:name="T59" style:family="text">
      <style:text-properties officeooo:rsid="00546cea"/>
    </style:style>
    <style:style style:name="T60" style:family="text">
      <style:text-properties officeooo:rsid="0055bf67"/>
    </style:style>
    <style:style style:name="T61" style:family="text">
      <style:text-properties officeooo:rsid="004c20d1"/>
    </style:style>
    <style:style style:name="T62" style:family="text">
      <style:text-properties officeooo:rsid="00591212"/>
    </style:style>
    <style:style style:name="T63" style:family="text">
      <style:text-properties officeooo:rsid="005b1080"/>
    </style:style>
    <style:style style:name="T64" style:family="text">
      <style:text-properties officeooo:rsid="005c2d08"/>
    </style:style>
    <style:style style:name="T65" style:family="text">
      <style:text-properties officeooo:rsid="005f2823"/>
    </style:style>
    <style:style style:name="T66" style:family="text">
      <style:text-properties officeooo:rsid="0059c8de"/>
    </style:style>
    <style:style style:name="T67" style:family="text">
      <style:text-properties officeooo:rsid="00638079"/>
    </style:style>
    <style:style style:name="T68" style:family="text">
      <style:text-properties officeooo:rsid="0066a172"/>
    </style:style>
    <style:style style:name="T69" style:family="text">
      <style:text-properties officeooo:rsid="006ed683"/>
    </style:style>
    <style:style style:name="T70" style:family="text">
      <style:text-properties officeooo:rsid="006dcc14"/>
    </style:style>
    <style:style style:name="T71" style:family="text">
      <style:text-properties officeooo:rsid="00709615"/>
    </style:style>
    <style:style style:name="T72" style:family="text">
      <style:text-properties officeooo:rsid="0071b84a"/>
    </style:style>
    <style:style style:name="T73" style:family="text">
      <style:text-properties officeooo:rsid="0072794f"/>
    </style:style>
    <style:style style:name="T74" style:family="text">
      <style:text-properties officeooo:rsid="0075d340"/>
    </style:style>
    <style:style style:name="T75" style:family="text">
      <style:text-properties officeooo:rsid="00773624"/>
    </style:style>
    <style:style style:name="T76" style:family="text">
      <style:text-properties officeooo:rsid="00793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8"/>
      <text:p text:style-name="P28">Presentació assignatura</text:p>
      <text:p text:style-name="P38">Comentem web assignatura</text:p>
      <text:p text:style-name="P51">Comentem unitats </text:p>
      <text:list xml:id="list9076914835392712335" text:style-name="L1">
        <text:list-item>
          <text:p text:style-name="P167"><text:a xlink:type="simple" xlink:href="https://paulinoposada.github.io/web_e/web_e_2425/documents/apunts/unitat_1_ley_ohm/e_apunts_ud_1_1_gs.pdf">1.1 Circuit elèctric</text:a></text:p>
        </text:list-item>
        <text:list-item>
          <text:p text:style-name="P167"><text:a xlink:type="simple" xlink:href="https://paulinoposada.github.io/web_e/web_e_2425/documents/apunts/unitat_1_ley_ohm/e_apunts_ud_1_2_gs.pdf">1.2 Llei d'ohm</text:a></text:p>
        </text:list-item>
        <text:list-item>
          <text:p text:style-name="P167"><text:a xlink:type="simple" xlink:href="https://paulinoposada.github.io/web_e/web_e_2425/documents/apunts/unitat_2_seguridad/e_apunts_ud_2_1_gs.pdf">2 Seguretat</text:a></text:p>
        </text:list-item>
        <text:list-item>
          <text:p text:style-name="P16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68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8"/>
      <text:p text:style-name="P38"/>
      <text:p text:style-name="P3">Di<text:span text:style-name="T3">jous</text:span><text:tab/><text:tab/><text:tab/><text:tab/>2<text:span text:style-name="T3">6</text:span>/09/2<text:span text:style-name="T1">4</text:span></text:p>
      <text:p text:style-name="P29"/>
      <text:p text:style-name="P39">Comentem </text:p>
      <text:list xml:id="list4347644730724633486" text:style-name="L2">
        <text:list-item>
          <text:p text:style-name="P16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8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6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2"/>
      <text:p text:style-name="P52"/>
      <text:p text:style-name="P4">Di<text:span text:style-name="T5">vendres</text:span><text:tab/><text:tab/><text:tab/>2<text:span text:style-name="T5">7</text:span>/09/2<text:span text:style-name="T1">4</text:span></text:p>
      <text:p text:style-name="P30"/>
      <text:p text:style-name="P40">Comentem </text:p>
      <text:list xml:id="list165818559467256" text:continue-numbering="true" text:style-name="L2">
        <text:list-item>
          <text:p text:style-name="P17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8"/>
      <text:p text:style-name="P58"/>
      <text:p text:style-name="P58"/>
      <text:p text:style-name="P58"/>
      <text:p text:style-name="P58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0"/>
      <text:p text:style-name="P53">Comentem <text:s/></text:p>
      <text:list xml:id="list165816989443149" text:continue-list="list9076914835392712335" text:style-name="L1">
        <text:list-item>
          <text:p text:style-name="P17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72">Programa de simulació Cade Simu</text:p>
        </text:list-item>
      </text:list>
      <text:p text:style-name="P40"/>
      <text:p text:style-name="P4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0"/>
      <text:p text:style-name="P40">Comentem </text:p>
      <text:list xml:id="list3873087092328830376" text:style-name="L3">
        <text:list-item>
          <text:p text:style-name="P18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8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86">Baixem al taller i comentem connexió font d'alimentació de PC que utilitzarem per les pràctiques de cc.</text:p>
          <text:p text:style-name="P187"><text:s/></text:p>
        </text:list-item>
      </text:list>
      <text:p text:style-name="P53"/>
      <text:p text:style-name="P53"/>
      <text:p text:style-name="P159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0"/>
      <text:p text:style-name="P40">Comentem </text:p>
      <text:list xml:id="list165818812086625" text:continue-numbering="true" text:style-name="L3">
        <text:list-item>
          <text:p text:style-name="P194">Baixem al taller i feim practiques amb circuits pont.</text:p>
        </text:list-item>
      </text:list>
      <text:p text:style-name="P59"/>
      <text:p text:style-name="P59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1"/>
      <text:p text:style-name="P54">Comentem <text:s/></text:p>
      <text:list xml:id="list165816773246979" text:continue-list="list165816989443149" text:style-name="L1">
        <text:list-item>
          <text:p text:style-name="P173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73"/>
        </text:list-item>
      </text:list>
      <text:p text:style-name="P41"/>
      <text:p text:style-name="P41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1"/>
      <text:p text:style-name="P41">Comentem </text:p>
      <text:list xml:id="list8330887553602616094" text:style-name="L4">
        <text:list-item>
          <text:p text:style-name="P195">Comentem pràctica Wheatstone amb dos diodes, corrent per la diagonal en els següents casos: </text:p>
          <text:p text:style-name="P195">cas 1: potenciòmetre a màxima resistència </text:p>
          <text:p text:style-name="P195">cas 2: potenciòmetre a resistència igual a R3</text:p>
          <text:p text:style-name="P195">cas 3: potenciòmetrea a mínima resistència</text:p>
        </text:list-item>
        <text:list-item>
          <text:p text:style-name="P18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95"/>
          <text:p text:style-name="P188"><text:s/></text:p>
        </text:list-item>
      </text:list>
      <text:p text:style-name="P54"/>
      <text:p text:style-name="P5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1"/>
      <text:p text:style-name="P41">Comentem </text:p>
      <text:list xml:id="list165818586917890" text:continue-numbering="true" text:style-name="L4">
        <text:list-item>
          <text:p text:style-name="P18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0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2"/>
      <text:p text:style-name="P55">Comentem <text:s/></text:p>
      <text:list xml:id="list165817628709445" text:continue-list="list165816773246979" text:style-name="L1">
        <text:list-item>
          <text:p text:style-name="P174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74"/>
        </text:list-item>
      </text:list>
      <text:p text:style-name="P42"/>
      <text:p text:style-name="P42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2"/>
      <text:p text:style-name="P42">Comentem </text:p>
      <text:list xml:id="list8589564969735677623" text:style-name="L5">
        <text:list-item>
          <text:p text:style-name="P197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97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96"/>
          <text:p text:style-name="P189"><text:s/></text:p>
        </text:list-item>
      </text:list>
      <text:p text:style-name="P55"/>
      <text:p text:style-name="P55"/>
      <text:p text:style-name="P6"/>
      <text:p text:style-name="P160">Di<text:span text:style-name="T5">vendres</text:span><text:tab/><text:tab/><text:tab/><text:span text:style-name="T8">18</text:span>/<text:span text:style-name="T6">10</text:span>/2<text:span text:style-name="T1">4</text:span></text:p>
      <text:p text:style-name="P32"/>
      <text:p text:style-name="P42">Comentem </text:p>
      <text:list xml:id="list165816904899369" text:continue-numbering="true" text:style-name="L5">
        <text:list-item>
          <text:p text:style-name="P200">Comentem <text:a xlink:type="simple" xlink:href="https://paulinoposada.github.io/web_e/web_e_2425/documents/ta.pdf">tasca 5</text:a>.</text:p>
        </text:list-item>
        <text:list-item>
          <text:p text:style-name="P198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3"/>
      <text:p text:style-name="P63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3"/>
      <text:p text:style-name="P56">Comentem <text:s/></text:p>
      <text:list xml:id="list165818004568213" text:continue-list="list165817628709445" text:style-name="L1">
        <text:list-item>
          <text:p text:style-name="P199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75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5"/>
        </text:list-item>
      </text:list>
      <text:p text:style-name="P43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3"/>
      <text:list xml:id="list6566142139676552861" text:style-name="L6">
        <text:list-item>
          <text:p text:style-name="P18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9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1"><text:span text:style-name="T21">Comencem a comentar apartat 1.2 </text:span><text:span text:style-name="T50">La derivada y ejemplos de tensiones variables </text:span><text:span text:style-name="T51">(fins pàg. 13)</text:span></text:p>
      <text:p text:style-name="P123">Comentem exercici 1.2-1</text:p>
      <text:p text:style-name="P122"/>
      <text:p text:style-name="P122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4"/>
      <text:p text:style-name="P57">Comentem <text:s/></text:p>
      <text:list xml:id="list165817143956013" text:continue-list="list165818004568213" text:style-name="L1">
        <text:list-item>
          <text:p text:style-name="P201">Treball autònom 9</text:p>
        </text:list-item>
        <text:list-item>
          <text:p text:style-name="P203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76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76"/>
        </text:list-item>
      </text:list>
      <text:p text:style-name="P44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4"/>
      <text:p text:style-name="P64">Lliure triat pel centre</text:p>
      <text:list xml:id="list8739876605727583821" text:style-name="L7">
        <text:list-header>
          <text:p text:style-name="P191"><text:s/></text:p>
        </text:list-header>
      </text:list>
      <text:p text:style-name="P9">Di<text:span text:style-name="T5">vendres</text:span><text:tab/><text:tab/><text:tab/><text:span text:style-name="T52">01</text:span>/<text:span text:style-name="T6">11</text:span>/2<text:span text:style-name="T1">4</text:span></text:p>
      <text:p text:style-name="P9"/>
      <text:p text:style-name="P64">Tots Sants</text:p>
      <text:p text:style-name="P9"/>
      <text:p text:style-name="P138"/>
      <text:p text:style-name="P138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5"/>
      <text:p text:style-name="P65"><text:a xlink:type="simple" xlink:href="https://paulinoposada.github.io/web_e/web_e_2425/documents/examens/241106_ome_map33a_examen_sol.pdf">Examen</text:a></text:p>
      <text:list xml:id="list165817001187065" text:continue-list="list165817143956013" text:style-name="L1">
        <text:list-header>
          <text:p text:style-name="P177"/>
        </text:list-header>
      </text:list>
      <text:p text:style-name="P45"/>
      <text:p text:style-name="P10"/>
      <text:p text:style-name="P161">Di<text:span text:style-name="T3">jous</text:span><text:tab/><text:tab/><text:tab/><text:tab/><text:span text:style-name="T53">07</text:span>/<text:span text:style-name="T6">11</text:span>/2<text:span text:style-name="T1">4</text:span></text:p>
      <text:p text:style-name="P45"/>
      <text:list xml:id="list4264473364257911555" text:style-name="L8">
        <text:list-item>
          <text:p text:style-name="P183"><text:span text:style-name="T53">Comentem solució de l'</text:span><text:a xlink:type="simple" xlink:href="https://paulinoposada.github.io/web_e/web_e_2425/documents/examens/241106_ome_map33a_examen_sol.pdf"><text:span text:style-name="T53">examen</text:span></text:a><text:span text:style-name="T53">.</text:span></text:p>
          <text:p text:style-name="P192"><text:s/></text:p>
        </text:list-item>
      </text:list>
      <text:p text:style-name="P10"/>
      <text:p text:style-name="P10">Di<text:span text:style-name="T5">vendres</text:span><text:tab/><text:tab/><text:tab/><text:span text:style-name="T53">08</text:span>/<text:span text:style-name="T6">11</text:span>/2<text:span text:style-name="T1">4</text:span></text:p>
      <text:p text:style-name="P10"/>
      <text:p text:style-name="P138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39"/>
      <text:p text:style-name="P139"/>
      <text:p text:style-name="P139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6"/>
      <text:p text:style-name="P67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65817140750789" text:continue-list="list165817001187065" text:style-name="L1">
        <text:list-header>
          <text:p text:style-name="P178"/>
        </text:list-header>
      </text:list>
      <text:p text:style-name="P46"/>
      <text:p text:style-name="P11">Di<text:span text:style-name="T3">jous</text:span><text:tab/><text:tab/><text:tab/><text:tab/><text:span text:style-name="T54">14</text:span>/<text:span text:style-name="T6">11</text:span>/2<text:span text:style-name="T1">4</text:span></text:p>
      <text:p text:style-name="P66"/>
      <text:p text:style-name="P66"><text:span text:style-name="T55">Comentat treball </text:span><text:a xlink:type="simple" xlink:href="https://paulinoposada.github.io/web_e/web_e_2425/documents/ta/ta_09.pdf"><text:span text:style-name="T55">autonom 9</text:span></text:a><text:span text:style-name="T5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9">Terminat de comentar l'apartat 1.3 Capacidad de un condensador. </text:p>
      <text:p text:style-name="P70">Comentat apartat 1.4 Conexión serie/paralelo de condensadores</text:p>
      <text:p text:style-name="P71">Comentat apartat 1.5 Condensadores en la práctica</text:p>
      <text:p text:style-name="P71">Començat a comentar l'exercici 1.4-3 pàg. 36</text:p>
      <text:p text:style-name="P70"/>
      <text:list xml:id="list7228831680130854471" text:style-name="L9">
        <text:list-header>
          <text:p text:style-name="P184"/>
          <text:p text:style-name="P193"><text:s/></text:p>
        </text:list-header>
      </text:list>
      <text:p text:style-name="P11">Di<text:span text:style-name="T5">vendres</text:span><text:tab/><text:tab/><text:tab/><text:span text:style-name="T5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5">Comentat exercici <text:span text:style-name="T56">l'exercici 1.4-3 pàg. 36 </text:span>i treball <text:a xlink:type="simple" xlink:href="https://paulinoposada.github.io/web_e/web_e_2425/documents/ta/ta_11.pdf">autònom 11</text:a>.</text:p>
      <text:p text:style-name="P75"/>
      <text:p text:style-name="P75"/>
      <text:p text:style-name="P140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37"/>
      <text:p text:style-name="P8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0"/>
      <text:p text:style-name="P80">Començat amb <text:a xlink:type="simple" xlink:href="https://paulinoposada.github.io/web_e/web_e_2425/documents/apunts/unitat_6_magnetisme/e_apunts_ud_6_gs.pdf">unitat 6</text:a>.</text:p>
      <text:p text:style-name="P80">Comentat apartat 1.1 Imanes permanentes.</text:p>
      <text:p text:style-name="P81">Comentat apartat 1.<text:span text:style-name="T58">2</text:span> <text:span text:style-name="T58">Electromagnetismo</text:span>.</text:p>
      <text:p text:style-name="P6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65818677230845" text:continue-list="list165817140750789" text:style-name="L1">
        <text:list-header>
          <text:p text:style-name="P179"/>
        </text:list-header>
      </text:list>
      <text:p text:style-name="P47"/>
      <text:p text:style-name="P14">Di<text:span text:style-name="T3">jous</text:span><text:tab/><text:tab/><text:tab/><text:tab/><text:span text:style-name="T57">21</text:span>/<text:span text:style-name="T6">11</text:span>/2<text:span text:style-name="T1">4</text:span></text:p>
      <text:p text:style-name="P82"/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92">Comentat apartat 1.4 Permeabilidad y saturación</text:p>
      <text:p text:style-name="P14"/>
      <text:p text:style-name="P14"/>
      <text:p text:style-name="P14"/>
      <text:p text:style-name="P162">Di<text:span text:style-name="T5">vendres</text:span><text:tab/><text:tab/><text:tab/><text:span text:style-name="T57">22</text:span>/<text:span text:style-name="T6">11</text:span>/2<text:span text:style-name="T1">4</text:span></text:p>
      <text:p text:style-name="P82"/>
      <text:p text:style-name="P82">Co<text:span text:style-name="T59">ntinuat</text:span> amb <text:a xlink:type="simple" xlink:href="https://paulinoposada.github.io/web_e/web_e_2425/documents/apunts/unitat_6_magnetisme/e_apunts_ud_6_gs.pdf">unitat 6</text:a>.</text:p>
      <text:p text:style-name="P92">Comentat apartat 1.4 Permeabilidad y saturación</text:p>
      <text:p text:style-name="P15"/>
      <text:p text:style-name="P76"/>
      <text:p text:style-name="P141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2"/>
      <text:p text:style-name="P92">Preparació examen.</text:p>
      <text:p text:style-name="P61"/>
      <text:p text:style-name="P48"/>
      <text:p text:style-name="P15">Di<text:span text:style-name="T3">jous</text:span><text:tab/><text:tab/><text:tab/><text:tab/><text:span text:style-name="T57">28</text:span>/<text:span text:style-name="T6">11</text:span>/2<text:span text:style-name="T1">4</text:span></text:p>
      <text:p text:style-name="P92"/>
      <text:p text:style-name="P92">Examen</text:p>
      <text:p text:style-name="P72"/>
      <text:p text:style-name="P89"/>
      <text:p text:style-name="P89"/>
      <text:p text:style-name="P15">Di<text:span text:style-name="T5">vendres</text:span><text:tab/><text:tab/><text:tab/><text:span text:style-name="T57">22</text:span>/<text:span text:style-name="T6">11</text:span>/2<text:span text:style-name="T1">4</text:span></text:p>
      <text:p text:style-name="P77"/>
      <text:p text:style-name="P98">Comentem <text:a xlink:type="simple" xlink:href="https://paulinoposada.github.io/web_e/web_e_2425/documents/examens/241128_ome_map33a_examen_sol.pdf">solució examen</text:a></text:p>
      <text:p text:style-name="P76"/>
      <text:p text:style-name="P142"/>
      <text:p text:style-name="P142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3"/>
      <text:p text:style-name="P83">Co<text:span text:style-name="T59">ntinuat</text:span> amb <text:a xlink:type="simple" xlink:href="https://paulinoposada.github.io/web_e/web_e_2425/documents/apunts/unitat_6_magnetisme/e_apunts_ud_6_gs.pdf">unitat 6</text:a>.</text:p>
      <text:p text:style-name="P99">Comentem apartat 1.5 Inducción electromagnética</text:p>
      <text:p text:style-name="P99">Comentem apartat 1.6 Inducción mutua</text:p>
      <text:p text:style-name="P99">Comentem els exercicis 1.12-6 i 7</text:p>
      <text:p text:style-name="P62"/>
      <text:p text:style-name="P49"/>
      <text:p text:style-name="P16">Di<text:span text:style-name="T3">jous</text:span><text:tab/><text:tab/><text:tab/><text:tab/><text:span text:style-name="T60">05</text:span>/<text:span text:style-name="T6">12</text:span>/2<text:span text:style-name="T1">4</text:span></text:p>
      <text:p text:style-name="P93"/>
      <text:p text:style-name="P100">Baixem al taller, continuem amb la <text:a xlink:type="simple" xlink:href="https://paulinoposada.github.io/web_e/web_e_2425/documents/practiques/practica_condensador.pdf"><text:span text:style-name="T61">pràctica condensador</text:span></text:a><text:span text:style-name="T61">.</text:span> </text:p>
      <text:p text:style-name="P73"/>
      <text:p text:style-name="P90"/>
      <text:p text:style-name="P90"/>
      <text:p text:style-name="P16">Di<text:span text:style-name="T5">vendres</text:span><text:tab/><text:tab/><text:tab/><text:span text:style-name="T60">06</text:span>/<text:span text:style-name="T6">12</text:span>/2<text:span text:style-name="T1">4</text:span></text:p>
      <text:p text:style-name="P78"/>
      <text:p text:style-name="P100">Festiu</text:p>
      <text:p text:style-name="P143"/>
      <text:p text:style-name="P143"/>
      <text:p text:style-name="P143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4"/>
      <text:p text:style-name="P101">Baixa</text:p>
      <text:p text:style-name="P50"/>
      <text:p text:style-name="P17"/>
      <text:p text:style-name="P17">Di<text:span text:style-name="T3">jous</text:span><text:tab/><text:tab/><text:tab/><text:tab/><text:span text:style-name="T62">12</text:span>/<text:span text:style-name="T6">12</text:span>/2<text:span text:style-name="T1">4</text:span></text:p>
      <text:p text:style-name="P94"/>
      <text:p text:style-name="P101">Baixa</text:p>
      <text:p text:style-name="P74"/>
      <text:p text:style-name="P91"/>
      <text:p text:style-name="P17"/>
      <text:p text:style-name="P163">Di<text:span text:style-name="T5">vendres</text:span><text:tab/><text:tab/><text:tab/><text:span text:style-name="T62">13</text:span>/<text:span text:style-name="T6">12</text:span>/2<text:span text:style-name="T1">4</text:span></text:p>
      <text:p text:style-name="P79"/>
      <text:p text:style-name="P101">Baixa</text:p>
      <text:p text:style-name="P79"/>
      <text:p text:style-name="P79"/>
      <text:p text:style-name="P143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4"/>
      <text:p text:style-name="P101">Comentem dubtes examen.</text:p>
      <text:p text:style-name="P84">Co<text:span text:style-name="T59">ntinuat</text:span> amb <text:a xlink:type="simple" xlink:href="https://paulinoposada.github.io/web_e/web_e_2425/documents/apunts/unitat_6_magnetisme/e_apunts_ud_6_gs.pdf">unitat 6</text:a>.</text:p>
      <text:p text:style-name="P101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2">19</text:span>/<text:span text:style-name="T6">12</text:span>/2<text:span text:style-name="T1">4</text:span></text:p>
      <text:p text:style-name="P94"/>
      <text:p text:style-name="P101">Examen</text:p>
      <text:p text:style-name="P74"/>
      <text:p text:style-name="P91"/>
      <text:p text:style-name="P144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4">Repassem <text:a xlink:type="simple" xlink:href="https://paulinoposada.github.io/web_e/web_e_2425/documents/apunts/unitat_6_magnetisme/e_apunts_ud_6_gs.pdf"><text:span text:style-name="T57">unitat 6</text:span></text:a>.</text:p>
      <text:p text:style-name="P103">Comentem apartat 1.7 Inductores i inductancia</text:p>
      <text:p text:style-name="P95"/>
      <text:p text:style-name="P102"/>
      <text:p text:style-name="P145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4"/>
      <text:p text:style-name="P85">Co<text:span text:style-name="T59">ntinuat</text:span> amb <text:a xlink:type="simple" xlink:href="https://paulinoposada.github.io/web_e/web_e_2425/documents/apunts/unitat_6_magnetisme/e_apunts_ud_6_gs.pdf">unitat 6</text:a>.</text:p>
      <text:p text:style-name="P104">Comentem apartat 1.<text:span text:style-name="T63">8</text:span> <text:span text:style-name="T63">Càlcul d'inductors.</text:span></text:p>
      <text:p text:style-name="P96"/>
      <text:p text:style-name="P146"/>
      <text:p text:style-name="P146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5"/>
      <text:p text:style-name="P86">Co<text:span text:style-name="T59">ntinuat</text:span> amb <text:a xlink:type="simple" xlink:href="https://paulinoposada.github.io/web_e/web_e_2425/documents/apunts/unitat_6_magnetisme/e_apunts_ud_6_gs.pdf">unitat 6</text:a>.</text:p>
      <text:p text:style-name="P105">Comentem apartat<text:span text:style-name="T64">s</text:span> 1.<text:span text:style-name="T64">9</text:span> <text:span text:style-name="T64">Factors que influeixen en l'inductància, 1.10 Inductors en sèrie i paral·lel i 1.11 Inductors en la pràctica.</text:span></text:p>
      <text:p text:style-name="P105"/>
      <text:p text:style-name="P97"/>
      <text:p text:style-name="P147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6"/>
      <text:p text:style-name="P21"/>
      <text:p text:style-name="P21">Dijous <text:tab/><text:tab/><text:tab/>16/01/25</text:p>
      <text:p text:style-name="P21"/>
      <text:p text:style-name="P87">Co<text:span text:style-name="T59">ntinuat</text:span> amb <text:a xlink:type="simple" xlink:href="https://paulinoposada.github.io/web_e/web_e_2425/documents/apunts/unitat_6_magnetisme/e_apunts_ud_6_gs.pdf">unitat 6</text:a>.</text:p>
      <text:p text:style-name="P107">Comentem el<text:span text:style-name="T65">s</text:span> exercicis 1.12-1 a 1<text:span text:style-name="T65">2</text:span></text:p>
      <text:p text:style-name="P21"/>
      <text:p text:style-name="P21"/>
      <text:p text:style-name="P22"/>
      <text:p text:style-name="P164">Di<text:span text:style-name="T65">vendres</text:span> <text:tab/><text:tab/><text:tab/>1<text:span text:style-name="T65">7</text:span>/01/25</text:p>
      <text:p text:style-name="P22"/>
      <text:p text:style-name="P88"><text:span text:style-name="T65">Acabat</text:span> amb <text:a xlink:type="simple" xlink:href="https://paulinoposada.github.io/web_e/web_e_2425/documents/apunts/unitat_6_magnetisme/e_apunts_ud_6_gs.pdf">unitat 6</text:a>.</text:p>
      <text:p text:style-name="P108">Comen<text:span text:style-name="T65">tem</text:span> l<text:span text:style-name="T65">'</text:span>exercici 1.12-13</text:p>
      <text:p text:style-name="P108"/>
      <text:p text:style-name="P109">Començat amb la <text:a xlink:type="simple" xlink:href="https://paulinoposada.github.io/web_e/web_e_2425/documents/apunts/unitat_7_ca/e_apunts_ud_7_gs.pdf">unitat 7</text:a> - Corrent altern</text:p>
      <text:p text:style-name="P108">Come<text:span text:style-name="T65">nçam a comentar l'apartat 1, teoria bàsica.</text:span></text:p>
      <text:p text:style-name="P109"/>
      <text:p text:style-name="P109"/>
      <text:p text:style-name="P148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8"/>
      <text:p text:style-name="P156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3">Comentat el funcionament del circuit.</text:p>
      <text:p text:style-name="P156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7">Baixat al taller. Comencen a muntar la pràctica motor 2, els grups 1 i 2</text:p>
      <text:p text:style-name="P149"/>
      <text:p text:style-name="P149"/>
      <text:p text:style-name="P149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49"/>
      <text:p text:style-name="P110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4"><text:span text:style-name="T67">Terminem de c</text:span>oment<text:span text:style-name="T67">ar</text:span> <text:span text:style-name="T67">l'</text:span>apartat <text:span text:style-name="T67">1 Corrient altern (ca, AC), teoria bàsica.</text:span> </text:p>
      <text:p text:style-name="P109"/>
      <text:p text:style-name="P109"/>
      <text:p text:style-name="P109"/>
      <text:p text:style-name="P150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0"/>
      <text:p text:style-name="P111"><text:span text:style-name="T68">Repassat els exercicis 1.12-14 i 1.12-15 de la </text:span><text:a xlink:type="simple" xlink:href="https://paulinoposada.github.io/web_e/web_e_2425/documents/apunts/unitat_6_magnetisme/e_apunts_ud_6_gs.pdf"><text:span text:style-name="T68">unitat 6</text:span></text:a><text:span text:style-name="T68">.</text:span></text:p>
      <text:p text:style-name="P115"/>
      <text:p text:style-name="P115"/>
      <text:p text:style-name="P151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1"/>
      <text:p text:style-name="P157"><text:span text:style-name="T38">C</text:span><text:span text:style-name="T27">omentem dubtes relatius a l'examen de demà.</text:span></text:p>
      <text:p text:style-name="P18"/>
      <text:p text:style-name="P18"/>
      <text:p text:style-name="P152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8"/>
      <text:p text:style-name="P158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18">Comentem la solució de l'examen.</text:p>
      <text:p text:style-name="P118"/>
      <text:p text:style-name="P118"/>
      <text:p text:style-name="P153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3"/>
      <text:p text:style-name="P155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53"/>
      <text:p text:style-name="P153"/>
      <text:p text:style-name="P154"/>
      <text:p text:style-name="P166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4"/>
      <text:p text:style-name="P112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16"/>
      <text:p text:style-name="P119">Comentem apartat 1.1 Corriente alterna monofásica </text:p>
      <text:p text:style-name="P119">Comentem apartat 1.1.1 Esquema de principio de un generador de corriente continua</text:p>
      <text:p text:style-name="P116"><text:span text:style-name="T69">Comentem apartat 1.1.2 Inducción de corriente al mover un conductor dentro de un campo magnético</text:span> </text:p>
      <text:p text:style-name="P119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1">vendres</text:span><text:tab/><text:tab/><text:tab/><text:span text:style-name="T70">07</text:span>/<text:span text:style-name="T66">02</text:span>/2<text:span text:style-name="T66">5</text:span></text:p>
      <text:p text:style-name="P116"/>
      <text:p text:style-name="P120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24"><text:span text:style-name="T18">Feim </text:span><text:span text:style-name="T19">l'exercici 1</text:span><text:span text:style-name="T18"> </text:span></text:p>
      <text:p text:style-name="P124">Crea un sketch que encienda secuencialmente 3 LEDs, con una pausa de 1 segundo entre el encendido y apagado. Dibuja el esquema de montaje de los 3 LEDs. </text:p>
      <text:p text:style-name="P125"/>
      <text:p text:style-name="P125"/>
      <text:p text:style-name="P136"><text:span text:style-name="T72">D</text:span>i<text:span text:style-name="T72">mecres</text:span><text:tab/><text:tab/><text:tab/><text:span text:style-name="T72">12</text:span>/<text:span text:style-name="T66">02</text:span>/2<text:span text:style-name="T66">5</text:span></text:p>
      <text:p text:style-name="P136"/>
      <text:p text:style-name="P126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3">magnetisme 1</text:span></text:a> </text:p>
      <text:p text:style-name="P126"/>
      <text:p text:style-name="P126"/>
      <text:p text:style-name="P136"><text:span text:style-name="T72">D</text:span>i<text:span text:style-name="T72">jous</text:span><text:tab/><text:tab/><text:tab/><text:tab/><text:span text:style-name="T72">13</text:span>/<text:span text:style-name="T66">02</text:span>/2<text:span text:style-name="T66">5</text:span></text:p>
      <text:p text:style-name="P136"/>
      <text:p text:style-name="P127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7"/>
      <text:p text:style-name="P130">Comentem <text:span text:style-name="T72">exercicis 1.1.5-1 a 4.</text:span></text:p>
      <text:p text:style-name="P126"/>
      <text:p text:style-name="P126"/>
      <text:p text:style-name="P154"/>
      <text:p text:style-name="P25">Divendres <text:tab/><text:tab/><text:tab/>14/02/25</text:p>
      <text:p text:style-name="P25"/>
      <text:p text:style-name="P128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8"/>
      <text:p text:style-name="P131">Comentem l'apartat 1.2.3 Velocitat angular</text:p>
      <text:p text:style-name="P131">Comentem els exercicis 1.2.3-1 i 2.</text:p>
      <text:p text:style-name="P131"/>
      <text:p text:style-name="P131"/>
      <text:p text:style-name="P26">Di<text:span text:style-name="T74">mecres</text:span> <text:tab/><text:tab/><text:tab/>1<text:span text:style-name="T74">9</text:span>/02/25</text:p>
      <text:p text:style-name="P137"/>
      <text:p text:style-name="P134">Pràctica <text:span text:style-name="T70"><text:s/></text:span><text:a xlink:type="simple" xlink:href="https://paulinoposada.github.io/web_e/web_e_2425/documents/apunts/arduino/e_apunts_arduino.pdf"><text:span text:style-name="T70">Arduino</text:span></text:a><text:span text:style-name="T70">.</text:span></text:p>
      <text:p text:style-name="P133">Comentem esquema i muntatge de l'exercici 1 (pàg. 21).</text:p>
      <text:p text:style-name="P133">Muntem la pràctica 2 - LED encès per un polsador.</text:p>
      <text:p text:style-name="P131"/>
      <text:p text:style-name="P27"/>
      <text:p text:style-name="P165">Di<text:span text:style-name="T75">jous</text:span> <text:tab/><text:tab/><text:tab/><text:span text:style-name="T75">20</text:span>/02/25</text:p>
      <text:p text:style-name="P27"/>
      <text:p text:style-name="P129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129"/>
      <text:p text:style-name="P132">Comentem l'apartat 1.2.<text:span text:style-name="T75">4 Seno y coseno.</text:span></text:p>
      <text:p text:style-name="P132">Comentem l'apartat 1.2.<text:span text:style-name="T75">5 Representación gráfica de intensidad y tensión.</text:span></text:p>
      <text:p text:style-name="P135">Comentem l'apartat 1.2.5.1 Ondas de intensidad y tensión en una resistencia</text:p>
      <text:p text:style-name="P135"/>
      <text:p text:style-name="P202"/>
      <text:p text:style-name="P202">Di<text:span text:style-name="T76">vendres</text:span> <text:tab/><text:tab/><text:tab/><text:span text:style-name="T75">21</text:span>/02/25</text:p>
      <text:p text:style-name="P202"/>
      <text:p text:style-name="P204"><text:span text:style-name="T66">Continuem amb la </text:span><text:a xlink:type="simple" xlink:href="https://paulinoposada.github.io/web_e/web_e_2425/documents/apunts/unitat_7_ca/e_apunts_ud_7_gs.pdf"><text:span text:style-name="T66">unitat 7</text:span></text:a><text:span text:style-name="T66">.</text:span></text:p>
      <text:p text:style-name="P205"/>
      <text:p text:style-name="P205">Repassem l'exercici 1.2.5.1.</text:p>
      <text:p text:style-name="P205">Comentem l'exercici 1.2.5.2.</text:p>
      <text:p text:style-name="P204"/>
      <text:p text:style-name="P20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21T16:58:16.612099749</dc:date>
    <meta:editing-duration>PT5H57M</meta:editing-duration>
    <meta:editing-cycles>111</meta:editing-cycles>
    <meta:document-statistic meta:table-count="0" meta:image-count="0" meta:object-count="0" meta:page-count="9" meta:paragraph-count="216" meta:word-count="1048" meta:character-count="6923" meta:non-whitespace-character-count="5940"/>
  </office:meta>
</office:document-meta>
</file>